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opt</text:p>
          </table:table-cell>
          <table:table-cell table:number-columns-repeated="10"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sek</text:p>
          </table:table-cell>
          <table:table-cell office:value-type="float" office:value="0.149684" calcext:value-type="float">
            <text:p>0.149684</text:p>
          </table:table-cell>
          <table:table-cell office:value-type="float" office:value="0.21478" calcext:value-type="float">
            <text:p>0.21478</text:p>
          </table:table-cell>
          <table:table-cell office:value-type="float" office:value="0.179003" calcext:value-type="float">
            <text:p>0.179003</text:p>
          </table:table-cell>
          <table:table-cell office:value-type="float" office:value="0.178342" calcext:value-type="float">
            <text:p>0.178342</text:p>
          </table:table-cell>
          <table:table-cell office:value-type="float" office:value="0.206072" calcext:value-type="float">
            <text:p>0.206072</text:p>
          </table:table-cell>
          <table:table-cell office:value-type="float" office:value="0.162382" calcext:value-type="float">
            <text:p>0.162382</text:p>
          </table:table-cell>
          <table:table-cell office:value-type="float" office:value="0.189006" calcext:value-type="float">
            <text:p>0.189006</text:p>
          </table:table-cell>
          <table:table-cell office:value-type="float" office:value="0.199462" calcext:value-type="float">
            <text:p>0.199462</text:p>
          </table:table-cell>
          <table:table-cell office:value-type="float" office:value="0.14857" calcext:value-type="float">
            <text:p>0.14857</text:p>
          </table:table-cell>
          <table:table-cell office:value-type="float" office:value="0.182518" calcext:value-type="float">
            <text:p>0.182518</text:p>
          </table:table-cell>
          <table:table-cell table:formula="of:=AVERAGE([.B5:.K5])" office:value-type="float" office:value="0.1809819" calcext:value-type="float">
            <text:p>0.1809819</text:p>
          </table:table-cell>
          <table:table-cell office:value-type="string" calcext:value-type="string">
            <text:p>[s]</text:p>
          </table:table-cell>
        </table:table-row>
        <table:table-row table:style-name="ro1">
          <table:table-cell office:value-type="string" calcext:value-type="string">
            <text:p>row m</text:p>
          </table:table-cell>
          <table:table-cell office:value-type="float" office:value="0.081968" calcext:value-type="float">
            <text:p>0.081968</text:p>
          </table:table-cell>
          <table:table-cell office:value-type="float" office:value="0.096372" calcext:value-type="float">
            <text:p>0.096372</text:p>
          </table:table-cell>
          <table:table-cell office:value-type="float" office:value="0.1123" calcext:value-type="float">
            <text:p>0.1123</text:p>
          </table:table-cell>
          <table:table-cell office:value-type="float" office:value="0.107228" calcext:value-type="float">
            <text:p>0.107228</text:p>
          </table:table-cell>
          <table:table-cell office:value-type="float" office:value="0.127038" calcext:value-type="float">
            <text:p>0.127038</text:p>
          </table:table-cell>
          <table:table-cell office:value-type="float" office:value="0.119043" calcext:value-type="float">
            <text:p>0.119043</text:p>
          </table:table-cell>
          <table:table-cell office:value-type="float" office:value="0.083244" calcext:value-type="float">
            <text:p>0.083244</text:p>
          </table:table-cell>
          <table:table-cell office:value-type="float" office:value="0.145399" calcext:value-type="float">
            <text:p>0.145399</text:p>
          </table:table-cell>
          <table:table-cell office:value-type="float" office:value="0.075492" calcext:value-type="float">
            <text:p>0.075492</text:p>
          </table:table-cell>
          <table:table-cell office:value-type="float" office:value="0.119204" calcext:value-type="float">
            <text:p>0.119204</text:p>
          </table:table-cell>
          <table:table-cell table:formula="of:=AVERAGE([.B6:.K6])" office:value-type="float" office:value="0.1067288" calcext:value-type="float">
            <text:p>0.1067288</text:p>
          </table:table-cell>
          <table:table-cell office:value-type="string" calcext:value-type="string">
            <text:p>[s]</text:p>
          </table:table-cell>
        </table:table-row>
        <table:table-row table:style-name="ro1">
          <table:table-cell office:value-type="string" calcext:value-type="string">
            <text:p>row nm</text:p>
          </table:table-cell>
          <table:table-cell office:value-type="float" office:value="0.076987" calcext:value-type="float">
            <text:p>0.076987</text:p>
          </table:table-cell>
          <table:table-cell office:value-type="float" office:value="0.102212" calcext:value-type="float">
            <text:p>0.102212</text:p>
          </table:table-cell>
          <table:table-cell office:value-type="float" office:value="0.102389" calcext:value-type="float">
            <text:p>0.102389</text:p>
          </table:table-cell>
          <table:table-cell office:value-type="float" office:value="0.110678" calcext:value-type="float">
            <text:p>0.110678</text:p>
          </table:table-cell>
          <table:table-cell office:value-type="float" office:value="0.138297" calcext:value-type="float">
            <text:p>0.138297</text:p>
          </table:table-cell>
          <table:table-cell office:value-type="float" office:value="0.074207" calcext:value-type="float">
            <text:p>0.074207</text:p>
          </table:table-cell>
          <table:table-cell office:value-type="float" office:value="0.111408" calcext:value-type="float">
            <text:p>0.111408</text:p>
          </table:table-cell>
          <table:table-cell office:value-type="float" office:value="0.072897" calcext:value-type="float">
            <text:p>0.072897</text:p>
          </table:table-cell>
          <table:table-cell office:value-type="float" office:value="0.133634" calcext:value-type="float">
            <text:p>0.133634</text:p>
          </table:table-cell>
          <table:table-cell office:value-type="float" office:value="0.0957" calcext:value-type="float">
            <text:p>0.0957</text:p>
          </table:table-cell>
          <table:table-cell table:formula="of:=AVERAGE([.B7:.K7])" office:value-type="float" office:value="0.1018409" calcext:value-type="float">
            <text:p>0.1018409</text:p>
          </table:table-cell>
          <table:table-cell office:value-type="string" calcext:value-type="string">
            <text:p>[s]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dx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001" calcext:value-type="float">
            <text:p>0.0000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lka sin(x)</text:p>
          </table:table-cell>
          <table:table-cell table:number-columns-repeated="2" office:value-type="float" office:value="1.99839336097014" calcext:value-type="float">
            <text:p>1.99839336097014</text:p>
          </table:table-cell>
          <table:table-cell office:value-type="float" office:value="1.99999999833334" calcext:value-type="float">
            <text:p>1.99999999833334</text:p>
          </table:table-cell>
          <table:table-cell office:value-type="float" office:value="1.99999999998339" calcext:value-type="float">
            <text:p>1.99999999998339</text:p>
          </table:table-cell>
          <table:table-cell office:value-type="float" office:value="1.99999999999981" calcext:value-type="float">
            <text:p>1.9999999999998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bug</text:p>
          </table:table-cell>
          <table:table-cell table:number-columns-repeated="10"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sek</text:p>
          </table:table-cell>
          <table:table-cell office:value-type="float" office:value="0.380608" calcext:value-type="float">
            <text:p>0.380608</text:p>
          </table:table-cell>
          <table:table-cell office:value-type="float" office:value="0.396618" calcext:value-type="float">
            <text:p>0.396618</text:p>
          </table:table-cell>
          <table:table-cell office:value-type="float" office:value="0.349487" calcext:value-type="float">
            <text:p>0.349487</text:p>
          </table:table-cell>
          <table:table-cell office:value-type="float" office:value="0.396398" calcext:value-type="float">
            <text:p>0.396398</text:p>
          </table:table-cell>
          <table:table-cell office:value-type="float" office:value="0.412117" calcext:value-type="float">
            <text:p>0.412117</text:p>
          </table:table-cell>
          <table:table-cell office:value-type="float" office:value="0.396933" calcext:value-type="float">
            <text:p>0.396933</text:p>
          </table:table-cell>
          <table:table-cell office:value-type="float" office:value="0.337386" calcext:value-type="float">
            <text:p>0.337386</text:p>
          </table:table-cell>
          <table:table-cell office:value-type="float" office:value="0.425229" calcext:value-type="float">
            <text:p>0.425229</text:p>
          </table:table-cell>
          <table:table-cell office:value-type="float" office:value="0.430526" calcext:value-type="float">
            <text:p>0.430526</text:p>
          </table:table-cell>
          <table:table-cell office:value-type="float" office:value="0.351982" calcext:value-type="float">
            <text:p>0.351982</text:p>
          </table:table-cell>
          <table:table-cell table:formula="of:=AVERAGE([.B14:.K14])" office:value-type="float" office:value="0.3877284" calcext:value-type="float">
            <text:p>0.3877284</text:p>
          </table:table-cell>
          <table:table-cell office:value-type="string" calcext:value-type="string">
            <text:p>[s]</text:p>
          </table:table-cell>
        </table:table-row>
        <table:table-row table:style-name="ro1">
          <table:table-cell office:value-type="string" calcext:value-type="string">
            <text:p>row m</text:p>
          </table:table-cell>
          <table:table-cell office:value-type="float" office:value="0.223962" calcext:value-type="float">
            <text:p>0.223962</text:p>
          </table:table-cell>
          <table:table-cell office:value-type="float" office:value="0.262597" calcext:value-type="float">
            <text:p>0.262597</text:p>
          </table:table-cell>
          <table:table-cell office:value-type="float" office:value="0.244569" calcext:value-type="float">
            <text:p>0.244569</text:p>
          </table:table-cell>
          <table:table-cell office:value-type="float" office:value="0.199631" calcext:value-type="float">
            <text:p>0.199631</text:p>
          </table:table-cell>
          <table:table-cell office:value-type="float" office:value="0.279317" calcext:value-type="float">
            <text:p>0.279317</text:p>
          </table:table-cell>
          <table:table-cell office:value-type="float" office:value="0.209966" calcext:value-type="float">
            <text:p>0.209966</text:p>
          </table:table-cell>
          <table:table-cell office:value-type="float" office:value="0.169587" calcext:value-type="float">
            <text:p>0.169587</text:p>
          </table:table-cell>
          <table:table-cell office:value-type="float" office:value="0.246527" calcext:value-type="float">
            <text:p>0.246527</text:p>
          </table:table-cell>
          <table:table-cell office:value-type="float" office:value="0.184471" calcext:value-type="float">
            <text:p>0.184471</text:p>
          </table:table-cell>
          <table:table-cell office:value-type="float" office:value="0.231158" calcext:value-type="float">
            <text:p>0.231158</text:p>
          </table:table-cell>
          <table:table-cell table:formula="of:=AVERAGE([.B15:.K15])" office:value-type="float" office:value="0.2251785" calcext:value-type="float">
            <text:p>0.2251785</text:p>
          </table:table-cell>
          <table:table-cell office:value-type="string" calcext:value-type="string">
            <text:p>[s]</text:p>
          </table:table-cell>
        </table:table-row>
        <table:table-row table:style-name="ro1">
          <table:table-cell office:value-type="string" calcext:value-type="string">
            <text:p>row nm</text:p>
          </table:table-cell>
          <table:table-cell office:value-type="float" office:value="0.206683" calcext:value-type="float">
            <text:p>0.206683</text:p>
          </table:table-cell>
          <table:table-cell office:value-type="float" office:value="0.225726" calcext:value-type="float">
            <text:p>0.225726</text:p>
          </table:table-cell>
          <table:table-cell office:value-type="float" office:value="0.251058" calcext:value-type="float">
            <text:p>0.251058</text:p>
          </table:table-cell>
          <table:table-cell office:value-type="float" office:value="0.22669" calcext:value-type="float">
            <text:p>0.22669</text:p>
          </table:table-cell>
          <table:table-cell office:value-type="float" office:value="0.256651" calcext:value-type="float">
            <text:p>0.256651</text:p>
          </table:table-cell>
          <table:table-cell office:value-type="float" office:value="0.204781" calcext:value-type="float">
            <text:p>0.204781</text:p>
          </table:table-cell>
          <table:table-cell office:value-type="float" office:value="0.233914" calcext:value-type="float">
            <text:p>0.233914</text:p>
          </table:table-cell>
          <table:table-cell office:value-type="float" office:value="0.240836" calcext:value-type="float">
            <text:p>0.240836</text:p>
          </table:table-cell>
          <table:table-cell office:value-type="float" office:value="0.198395" calcext:value-type="float">
            <text:p>0.198395</text:p>
          </table:table-cell>
          <table:table-cell office:value-type="float" office:value="0.209445" calcext:value-type="float">
            <text:p>0.209445</text:p>
          </table:table-cell>
          <table:table-cell table:formula="of:=AVERAGE([.B16:.K16])" office:value-type="float" office:value="0.2254179" calcext:value-type="float">
            <text:p>0.2254179</text:p>
          </table:table-cell>
          <table:table-cell office:value-type="string" calcext:value-type="string">
            <text:p>[s]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bug</text:p>
          </table:table-cell>
          <table:table-cell table:number-columns-repeated="3"/>
          <table:table-cell office:value-type="string" calcext:value-type="string">
            <text:p>av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k</text:p>
          </table:table-cell>
          <table:table-cell table:number-columns-repeated="3" office:value-type="float" office:value="0.000003" calcext:value-type="float">
            <text:p>0.000003</text:p>
          </table:table-cell>
          <table:table-cell table:formula="of:=AVERAGE([.B19:.D19])" office:value-type="float" office:value="0.000003" calcext:value-type="float">
            <text:p>0.000003</text:p>
          </table:table-cell>
          <table:table-cell office:value-type="string" calcext:value-type="string">
            <text:p>[s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 m</text:p>
          </table:table-cell>
          <table:table-cell office:value-type="float" office:value="0.002054" calcext:value-type="float">
            <text:p>0.002054</text:p>
          </table:table-cell>
          <table:table-cell office:value-type="float" office:value="0.003343" calcext:value-type="float">
            <text:p>0.003343</text:p>
          </table:table-cell>
          <table:table-cell office:value-type="float" office:value="0.001744" calcext:value-type="float">
            <text:p>0.001744</text:p>
          </table:table-cell>
          <table:table-cell table:formula="of:=AVERAGE([.B20:.D20])" office:value-type="float" office:value="0.00238033333333333" calcext:value-type="float">
            <text:p>0.00238033333333333</text:p>
          </table:table-cell>
          <table:table-cell office:value-type="string" calcext:value-type="string">
            <text:p>[s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 nm</text:p>
          </table:table-cell>
          <table:table-cell office:value-type="float" office:value="0.000997" calcext:value-type="float">
            <text:p>0.000997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0.000856" calcext:value-type="float">
            <text:p>0.000856</text:p>
          </table:table-cell>
          <table:table-cell table:formula="of:=AVERAGE([.B21:.D21])" office:value-type="float" office:value="0.002721" calcext:value-type="float">
            <text:p>0.002721</text:p>
          </table:table-cell>
          <table:table-cell office:value-type="string" calcext:value-type="string">
            <text:p>[s]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opt</text:p>
          </table:table-cell>
          <table:table-cell table:number-columns-repeated="3"/>
          <table:table-cell office:value-type="string" calcext:value-type="string">
            <text:p>av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k</text:p>
          </table:table-cell>
          <table:table-cell table:number-columns-repeated="3" office:value-type="float" office:value="0.000002" calcext:value-type="float">
            <text:p>0.000002</text:p>
          </table:table-cell>
          <table:table-cell table:formula="of:=AVERAGE([.B25:.D25])" office:value-type="float" office:value="0.000002" calcext:value-type="float">
            <text:p>0.000002</text:p>
          </table:table-cell>
          <table:table-cell office:value-type="string" calcext:value-type="string">
            <text:p>[s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 m</text:p>
          </table:table-cell>
          <table:table-cell office:value-type="float" office:value="0.001532" calcext:value-type="float">
            <text:p>0.001532</text:p>
          </table:table-cell>
          <table:table-cell office:value-type="float" office:value="0.001973" calcext:value-type="float">
            <text:p>0.001973</text:p>
          </table:table-cell>
          <table:table-cell office:value-type="float" office:value="0.001601" calcext:value-type="float">
            <text:p>0.001601</text:p>
          </table:table-cell>
          <table:table-cell table:formula="of:=AVERAGE([.B26:.D26])" office:value-type="float" office:value="0.001702" calcext:value-type="float">
            <text:p>0.001702</text:p>
          </table:table-cell>
          <table:table-cell office:value-type="string" calcext:value-type="string">
            <text:p>[s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 nm</text:p>
          </table:table-cell>
          <table:table-cell office:value-type="float" office:value="0.000653" calcext:value-type="float">
            <text:p>0.000653</text:p>
          </table:table-cell>
          <table:table-cell office:value-type="float" office:value="0.001061" calcext:value-type="float">
            <text:p>0.001061</text:p>
          </table:table-cell>
          <table:table-cell office:value-type="float" office:value="0.000755" calcext:value-type="float">
            <text:p>0.000755</text:p>
          </table:table-cell>
          <table:table-cell table:formula="of:=AVERAGE([.B27:.D27])" office:value-type="float" office:value="0.000823" calcext:value-type="float">
            <text:p>0.000823</text:p>
          </table:table-cell>
          <table:table-cell office:value-type="string" calcext:value-type="string">
            <text:p>[s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0:12:09.476081667</meta:creation-date>
    <dc:date>2024-11-12T21:36:49.690163797</dc:date>
    <meta:editing-duration>PT1H4M20S</meta:editing-duration>
    <meta:editing-cycles>2</meta:editing-cycles>
    <meta:generator>LibreOffice/7.3.7.2$Linux_X86_64 LibreOffice_project/30$Build-2</meta:generator>
    <meta:document-statistic meta:table-count="1" meta:cell-count="134" meta:object-count="0"/>
  </office:meta>
</office:document-meta>
</file>